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au1" style:family="table">
      <style:table-properties style:width="15.24cm" fo:margin-left="-0.191cm" fo:margin-top="0cm" fo:margin-bottom="0cm" table:align="left" style:writing-mode="page"/>
    </style:style>
    <style:style style:name="Tableau1.A" style:family="table-column">
      <style:table-column-properties style:column-width="7.62cm"/>
    </style:style>
    <style:style style:name="Tableau1.B" style:family="table-column">
      <style:table-column-properties style:column-width="7.618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cm" fo:padding-bottom="0cm" fo:border="none"/>
    </style:style>
    <style:style style:name="Tableau2" style:family="table">
      <style:table-properties style:width="15.24cm" fo:margin-left="-0.191cm" fo:margin-top="0cm" fo:margin-bottom="0cm" table:align="left" style:writing-mode="page"/>
    </style:style>
    <style:style style:name="Tableau2.A" style:family="table-column">
      <style:table-column-properties style:column-width="7.62cm"/>
    </style:style>
    <style:style style:name="Tableau2.B" style:family="table-column">
      <style:table-column-properties style:column-width="7.618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1cm" fo:padding-right="0.191cm" fo:padding-top="0cm" fo:padding-bottom="0cm" fo:border="none"/>
    </style:style>
    <style:style style:name="Tableau3" style:family="table">
      <style:table-properties style:width="15.24cm" fo:margin-left="-0.191cm" fo:margin-top="0cm" fo:margin-bottom="0cm" table:align="left" style:writing-mode="page"/>
    </style:style>
    <style:style style:name="Tableau3.A" style:family="table-column">
      <style:table-column-properties style:column-width="7.62cm"/>
    </style:style>
    <style:style style:name="Tableau3.B" style:family="table-column">
      <style:table-column-properties style:column-width="7.618c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Heading_20_2">
      <style:text-properties style:text-underline-style="solid" style:text-underline-type="double" style:text-underline-width="auto" style:text-underline-color="font-color"/>
    </style:style>
    <style:style style:name="T1" style:family="text">
      <style:text-properties fo:font-size="11pt" fo:font-weight="bold" style:font-size-asian="11pt" style:font-weight-asian="bold"/>
    </style:style>
    <style:style style:name="T2" style:family="text">
      <style:text-properties fo:font-size="11pt" style:font-size-asian="11pt"/>
    </style:style>
    <style:style style:name="T3" style:family="text">
      <style:text-properties officeooo:rsid="001a8b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ahier des Charges —</text:h>
      <text:h text:style-name="Heading_20_2" text:outline-level="2">1. Présentation Générale</text:h>
      <text:p text:style-name="Standard"><text:span text:style-name="T1">1.1 Intitulé du projet</text:span></text:p>
      <text:p text:style-name="Standard"><text:span text:style-name="T2">Pokémon Eclipse — Jeu vidéo 2D en Python inspiré de la série Pokémon, avec système de combat, menus, et gestion d’équipe.</text:span></text:p>
      <text:p text:style-name="Standard"><text:span text:style-name="T1">1.2 Objectif pédagogique</text:span></text:p>
      <text:p text:style-name="Standard"><text:span text:style-name="T2">• Appliquer les compétences de développement logiciel en Python.</text:span></text:p>
      <text:p text:style-name="Standard"><text:span text:style-name="T2">• Utiliser la bibliothèque Pygame pour créer un moteur de jeu 2D.</text:span></text:p>
      <text:p text:style-name="Standard"><text:span text:style-name="T2">• Implémenter des mécaniques avancées : combat, objets, IA, effets d’animation, évolution.</text:span></text:p>
      <text:p text:style-name="Standard"><text:span text:style-name="T2">• Structurer un projet logiciel avec des données JSON, des modules et des scènes indépendantes.</text:span></text:p>
      <text:h text:style-name="Heading_20_2" text:outline-level="2">2. Cahier des Charges Fonctionnel</text:h>
      <text:p text:style-name="Standard"><text:span text:style-name="T1">2.1 Fonctionnalités principales</text:span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Standard">Fonctionnalité</text:p>
          </table:table-cell>
          <table:table-cell table:style-name="Tableau1.A1" office:value-type="string">
            <text:p text:style-name="Standard">Description</text:p>
          </table:table-cell>
        </table:table-row>
        <table:table-row table:style-name="Tableau1.1">
          <table:table-cell table:style-name="Tableau1.A1" office:value-type="string">
            <text:p text:style-name="Standard">Combat Pokémon</text:p>
          </table:table-cell>
          <table:table-cell table:style-name="Tableau1.A1" office:value-type="string">
            <text:p text:style-name="Standard">Système de combat tour par tour avec attaques, dégâts, effets de statut.</text:p>
          </table:table-cell>
        </table:table-row>
        <table:table-row table:style-name="Tableau1.1">
          <table:table-cell table:style-name="Tableau1.A1" office:value-type="string">
            <text:p text:style-name="Standard">Gestion d’équipe</text:p>
          </table:table-cell>
          <table:table-cell table:style-name="Tableau1.A1" office:value-type="string">
            <text:p text:style-name="Standard">Affichage de l’équipe, changement de Pokémon actif.</text:p>
          </table:table-cell>
        </table:table-row>
        <table:table-row table:style-name="Tableau1.1">
          <table:table-cell table:style-name="Tableau1.A1" office:value-type="string">
            <text:p text:style-name="Standard">Utilisation d’objets</text:p>
          </table:table-cell>
          <table:table-cell table:style-name="Tableau1.A1" office:value-type="string">
            <text:p text:style-name="Standard">Système de sac permettant d’utiliser objets de soin ou Poké Balls.</text:p>
          </table:table-cell>
        </table:table-row>
        <table:table-row table:style-name="Tableau1.1">
          <table:table-cell table:style-name="Tableau1.A1" office:value-type="string">
            <text:p text:style-name="Standard">Capture de Pokémon</text:p>
          </table:table-cell>
          <table:table-cell table:style-name="Tableau1.A1" office:value-type="string">
            <text:p text:style-name="Standard">Animation et calculs de probabilité de capture.</text:p>
          </table:table-cell>
        </table:table-row>
        <table:table-row table:style-name="Tableau1.1">
          <table:table-cell table:style-name="Tableau1.A1" office:value-type="string">
            <text:p text:style-name="Standard">Gain d’expérience</text:p>
          </table:table-cell>
          <table:table-cell table:style-name="Tableau1.A1" office:value-type="string">
            <text:p text:style-name="Standard">XP après combat, montée de niveau, évolution.</text:p>
          </table:table-cell>
        </table:table-row>
        <table:table-row table:style-name="Tableau1.1">
          <table:table-cell table:style-name="Tableau1.A1" office:value-type="string">
            <text:p text:style-name="Standard">Menus</text:p>
          </table:table-cell>
          <table:table-cell table:style-name="Tableau1.A1" office:value-type="string">
            <text:p text:style-name="Standard">Menus de combat, sélection de Pokémon, objets, etc.</text:p>
          </table:table-cell>
        </table:table-row>
        <table:table-row table:style-name="Tableau1.1">
          <table:table-cell table:style-name="Tableau1.A1" office:value-type="string">
            <text:p text:style-name="Standard">Sprites animés (GIF)</text:p>
          </table:table-cell>
          <table:table-cell table:style-name="Tableau1.A1" office:value-type="string">
            <text:p text:style-name="Standard">Affichage des sprites animés des Pokémon (avant/arrière, shiny, etc.).</text:p>
          </table:table-cell>
        </table:table-row>
        <table:table-row table:style-name="Tableau1.1">
          <table:table-cell table:style-name="Tableau1.A1" office:value-type="string">
            <text:p text:style-name="Standard">Traduction française</text:p>
          </table:table-cell>
          <table:table-cell table:style-name="Tableau1.A1" office:value-type="string">
            <text:p text:style-name="Standard">Tous les noms, effets et descriptions sont <text:soft-page-break/>en français.</text:p>
          </table:table-cell>
        </table:table-row>
      </table:table>
      <text:h text:style-name="Heading_20_2" text:outline-level="2">3. Cahier des Charges Technique</text:h>
      <text:p text:style-name="Standard"><text:span text:style-name="T1">3.1 Technologies utilisées</text:span>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Standard">Technologie</text:p>
          </table:table-cell>
          <table:table-cell table:style-name="Tableau2.A1" office:value-type="string">
            <text:p text:style-name="Standard">Usage</text:p>
          </table:table-cell>
        </table:table-row>
        <table:table-row table:style-name="Tableau2.1">
          <table:table-cell table:style-name="Tableau2.A1" office:value-type="string">
            <text:p text:style-name="Standard">Python 3.<text:span text:style-name="T3">10</text:span>+</text:p>
          </table:table-cell>
          <table:table-cell table:style-name="Tableau2.A1" office:value-type="string">
            <text:p text:style-name="Standard">Langage principal</text:p>
          </table:table-cell>
        </table:table-row>
        <table:table-row table:style-name="Tableau2.1">
          <table:table-cell table:style-name="Tableau2.A1" office:value-type="string">
            <text:p text:style-name="Standard">Pygame</text:p>
          </table:table-cell>
          <table:table-cell table:style-name="Tableau2.A1" office:value-type="string">
            <text:p text:style-name="Standard">Affichage, interface utilisateur, boucle de jeu</text:p>
          </table:table-cell>
        </table:table-row>
        <table:table-row table:style-name="Tableau2.1">
          <table:table-cell table:style-name="Tableau2.A1" office:value-type="string">
            <text:p text:style-name="Standard">JSON</text:p>
          </table:table-cell>
          <table:table-cell table:style-name="Tableau2.A1" office:value-type="string">
            <text:p text:style-name="Standard">Stockage des données : Pokémon, attaques, types, objets</text:p>
          </table:table-cell>
        </table:table-row>
        <table:table-row table:style-name="Tableau2.1">
          <table:table-cell table:style-name="Tableau2.A1" office:value-type="string">
            <text:p text:style-name="Standard">PokeAPI</text:p>
          </table:table-cell>
          <table:table-cell table:style-name="Tableau2.A1" office:value-type="string">
            <text:p text:style-name="Standard">Récupération automatique des données officielles Pokémon</text:p>
          </table:table-cell>
        </table:table-row>
        <table:table-row table:style-name="Tableau2.1">
          <table:table-cell table:style-name="Tableau2.A1" office:value-type="string">
            <text:p text:style-name="Standard">Pillow (PIL)</text:p>
          </table:table-cell>
          <table:table-cell table:style-name="Tableau2.A1" office:value-type="string">
            <text:p text:style-name="Standard">Manipulation d’images GIF</text:p>
          </table:table-cell>
        </table:table-row>
        <table:table-row table:style-name="Tableau2.1">
          <table:table-cell table:style-name="Tableau2.A1" office:value-type="string">
            <text:p text:style-name="Standard">gif_pygame</text:p>
          </table:table-cell>
          <table:table-cell table:style-name="Tableau2.A1" office:value-type="string">
            <text:p text:style-name="Standard">Affichage de GIF animés</text:p>
          </table:table-cell>
        </table:table-row>
      </table:table>
      <text:p text:style-name="Standard"><text:span text:style-name="T1">3.2 Arborescence du projet (principaux dossiers)</text:span></text:p>
      <text:p text:style-name="Standard"><text:span text:style-name="T2"><text:line-break/>project_root/<text:line-break/>├── main.py <text:s text:c="17"/># Point d’entrée principal du jeu<text:line-break/>├── core/ <text:s text:c="19"/># Gestion du jeu (scènes, données de session)<text:line-break/>├── data/ <text:s text:c="19"/># Loaders pour JSON (moves, pokémons, objets...)<text:line-break/>├── scene/ <text:s text:c="18"/># Scènes principales du jeu (combat, menu, etc.)<text:line-break/>├── ui/ <text:s text:c="21"/># Interfaces graphiques (menus, barres, effets)<text:line-break/>├── tools/ <text:s text:c="18"/># Scripts de génération et patch de données JSON<text:line-break/>├── assets/ <text:s text:c="16"/># Graphismes, sprites, UI, musiques<text:line-break/>├── data/*.json <text:s text:c="12"/># Fichiers générés contenant les données de jeu<text:line-break/>├── logs/errors.log <text:s text:c="8"/># Fichier de log des erreurs<text:line-break/></text:span></text:p>
      <text:p text:style-name="Standard"><text:span text:style-name="T1">3.3 Modules et responsabilités</text:span></text:p>
      <text:p text:style-name="Standard"><text:span text:style-name="T2">• core/ : gestion des scènes, configuration, session.</text:span></text:p>
      <text:p text:style-name="Standard"><text:span text:style-name="T2">• data/ : chargement JSON de toutes les données de jeu.</text:span></text:p>
      <text:p text:style-name="Standard"><text:span text:style-name="T2">• tools/ : scripts Python pour générer les données depuis PokeAPI.</text:span></text:p>
      <text:p text:style-name="Standard"><text:span text:style-name="T2">• scene/ : contient les scènes jouables (ex : BattleScene).</text:span></text:p>
      <text:p text:style-name="Standard"><text:span text:style-name="T2">• ui/ : interface utilisateur (menus, barres de vie, XP, effets...).</text:span></text:p>
      <text:h text:style-name="Heading_20_2" text:outline-level="2"><text:soft-page-break/>4. Contraintes</text:h>
      <text:p text:style-name="Standard"><text:span text:style-name="T2">• Tous les noms, effets et descriptions doivent être en français.</text:span></text:p>
      <text:p text:style-name="Standard"><text:span text:style-name="T2">• L’équipe ne peut avoir plus de 6 Pokémon.</text:span></text:p>
      <text:p text:style-name="Standard"><text:span text:style-name="T2">• L’inventaire d’objets est persistant durant la session.</text:span></text:p>
      <text:p text:style-name="Standard"><text:span text:style-name="T2">• Les animations doivent respecter le style Pokémon.</text:span></text:p>
      <text:p text:style-name="Standard"><text:span text:style-name="T2">• Aucun appel PokeAPI ne doit avoir lieu pendant le jeu.</text:span></text:p>
      <text:h text:style-name="Heading_20_2" text:outline-level="2">5. Données JSON</text:h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Standard">Fichier</text:p>
          </table:table-cell>
          <table:table-cell table:style-name="Tableau3.A1" office:value-type="string">
            <text:p text:style-name="Standard">Description</text:p>
          </table:table-cell>
        </table:table-row>
        <table:table-row table:style-name="Tableau3.1">
          <table:table-cell table:style-name="Tableau3.A1" office:value-type="string">
            <text:p text:style-name="Standard">pokemon.json</text:p>
          </table:table-cell>
          <table:table-cell table:style-name="Tableau3.A1" office:value-type="string">
            <text:p text:style-name="Standard">Liste complète des Pokémon avec stats, types, moves, évolutions </text:p>
          </table:table-cell>
        </table:table-row>
        <table:table-row table:style-name="Tableau3.1">
          <table:table-cell table:style-name="Tableau3.A1" office:value-type="string">
            <text:p text:style-name="Standard">moves.json</text:p>
          </table:table-cell>
          <table:table-cell table:style-name="Tableau3.A1" office:value-type="string">
            <text:p text:style-name="Standard">Attaques avec puissance, précision, effets, descriptions</text:p>
          </table:table-cell>
        </table:table-row>
        <table:table-row table:style-name="Tableau3.1">
          <table:table-cell table:style-name="Tableau3.A1" office:value-type="string">
            <text:p text:style-name="Standard">items.json</text:p>
          </table:table-cell>
          <table:table-cell table:style-name="Tableau3.A1" office:value-type="string">
            <text:p text:style-name="Standard">Objets disponibles, leurs effets, sprite associé</text:p>
          </table:table-cell>
        </table:table-row>
        <table:table-row table:style-name="Tableau3.1">
          <table:table-cell table:style-name="Tableau3.A1" office:value-type="string">
            <text:p text:style-name="Standard">types.json</text:p>
          </table:table-cell>
          <table:table-cell table:style-name="Tableau3.A1" office:value-type="string">
            <text:p text:style-name="Standard">Types Pokémon avec relations d’efficacité</text:p>
          </table:table-cell>
        </table:table-row>
        <table:table-row table:style-name="Tableau3.1">
          <table:table-cell table:style-name="Tableau3.A1" office:value-type="string">
            <text:p text:style-name="Standard">starters.json</text:p>
          </table:table-cell>
          <table:table-cell table:style-name="Tableau3.A1" office:value-type="string">
            <text:p text:style-name="Standard">Pokémon de départ disponibles</text:p>
          </table:table-cell>
        </table:table-row>
        <table:table-row table:style-name="Tableau3.1">
          <table:table-cell table:style-name="Tableau3.A1" office:value-type="string">
            <text:p text:style-name="Standard">sprites/</text:p>
          </table:table-cell>
          <table:table-cell table:style-name="Tableau3.A1" office:value-type="string">
            <text:p text:style-name="Standard">Sprites animés téléchargés depuis PokeAPI GitHub</text:p>
          </table:table-cell>
        </table:table-row>
      </table:table>
      <text:h text:style-name="Heading_20_2" text:outline-level="2">6. Bonus &amp; Extensions possibles</text:h>
      <text:p text:style-name="Standard"><text:span text:style-name="T2">• Ajout de musique de fond et effets sonores.</text:span></text:p>
      <text:p text:style-name="Standard"><text:span text:style-name="T2">• Système de sauvegarde/chargement via JSON.</text:span></text:p>
      <text:p text:style-name="Standard"><text:span text:style-name="T2">• Combats contre plusieurs dresseurs.</text:span></text:p>
      <text:h text:style-name="P1" text:outline-level="2"><text:span text:style-name="T2"/></text:h>
      <text:p text:style-name="Standard"><text:span text:style-name="T2"/></text:p>
      <text:p text:style-name="Standard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python-docx</meta:initial-creator>
    <dc:description>generated by python-docx</dc:description>
    <meta:editing-cycles>7</meta:editing-cycles>
    <meta:creation-date>2013-12-23T23:15:00</meta:creation-date>
    <dc:date>2025-05-04T22:01:56.590092200</dc:date>
    <meta:editing-duration>PT3M5S</meta:editing-duration>
    <meta:generator>LibreOffice/25.2.2.2$Windows_X86_64 LibreOffice_project/7370d4be9e3cf6031a51beef54ff3bda878e3fac</meta:generator>
    <meta:document-statistic meta:table-count="3" meta:image-count="0" meta:object-count="0" meta:page-count="3" meta:paragraph-count="78" meta:word-count="489" meta:character-count="3414" meta:non-whitespace-character-count="2850"/>
    <meta:user-defined meta:name="AppVersion">14.0000</meta:user-defined>
    <meta:template xlink:type="simple" xlink:actuate="onRequest" xlink:title="Normal.dotm" xlink:href=""/>
  </office:meta>
</office:document-meta>
</file>